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import matplotlib.pyplot as plt</text:p>
      <text:p text:style-name="Standard">import math</text:p>
      <text:p text:style-name="Standard">import scipy.integrate as integrate</text:p>
      <text:p text:style-name="Standard">from scipy import optimize,stats</text:p>
      <text:p text:style-name="Standard">from scipy.optimize import fsolve</text:p>
      <text:p text:style-name="Standard">import pandas as pd</text:p>
      <text:p text:style-name="Standard">from scipy.integrate import solve_ivp</text:p>
      <text:p text:style-name="Standard"/>
      <text:p text:style-name="Standard">def numerov(x,E_min, E_max): <text:s text:c="3"/></text:p>
      <text:p text:style-name="Standard"><text:s text:c="4"/>c_i =[];u=[]</text:p>
      <text:p text:style-name="Standard"><text:s text:c="4"/>h = x[1]-x[0]</text:p>
      <text:p text:style-name="Standard"><text:s text:c="4"/>Alpha = 2*(((-x**2)/2)+(E_min+E_max)/2)</text:p>
      <text:p text:style-name="Standard"><text:s text:c="4"/>ddx_12 = (h**2)/12</text:p>
      <text:p text:style-name="Standard"><text:s text:c="4"/>for i in range(0,len(x)):</text:p>
      <text:p text:style-name="Standard"><text:s text:c="8"/>c_i_ = 1 + np.multiply(ddx_12,Alpha[i])</text:p>
      <text:p text:style-name="Standard"><text:s text:c="8"/>c_i.append(c_i_)</text:p>
      <text:p text:style-name="Standard"><text:s text:c="4"/>if (E_max-0.5)%2==0:</text:p>
      <text:p text:style-name="Standard"><text:s text:c="8"/>u_0 = 1</text:p>
      <text:p text:style-name="Standard"><text:s text:c="8"/>u_1=(6-5*c_i[0])/c_i[1]</text:p>
      <text:p text:style-name="Standard"><text:s text:c="4"/>else:</text:p>
      <text:p text:style-name="Standard"><text:s text:c="8"/>u_0 = 0</text:p>
      <text:p text:style-name="Standard"><text:s text:c="8"/>u_1=h</text:p>
      <text:p text:style-name="Standard"><text:s text:c="4"/>u.append(u_0);u.append(u_1)</text:p>
      <text:p text:style-name="Standard"><text:s text:c="4"/>for i in range(2,len(x)):</text:p>
      <text:p text:style-name="Standard"><text:s text:c="8"/>u_ = (1/c_i[i])*(((12-10*c_i[i-1])*u[i-1])-c_i[i-2]*u[i-2])</text:p>
      <text:p text:style-name="Standard"><text:s text:c="8"/>u.append(u_)</text:p>
      <text:p text:style-name="Standard"><text:s text:c="4"/>return u, <text:s/>x</text:p>
      <text:p text:style-name="Standard">def numerov_(x,E_min, E_max):</text:p>
      <text:p text:style-name="Standard"><text:s text:c="4"/>c_i =[];u=[]</text:p>
      <text:p text:style-name="Standard"><text:s text:c="4"/>h = -(x[1]-x[0])</text:p>
      <text:p text:style-name="Standard"><text:s text:c="4"/>Alpha = 2*(((-x**2)/2)+(E_min+E_max)/2)</text:p>
      <text:p text:style-name="Standard"><text:s text:c="4"/>ddx_12 = (h**2)/12</text:p>
      <text:p text:style-name="Standard"/>
      <text:p text:style-name="Standard"><text:s text:c="4"/>for i in range(0,len(x)):</text:p>
      <text:p text:style-name="Standard"><text:s text:c="8"/>c_i_ = 1 + np.multiply(ddx_12,Alpha[i])</text:p>
      <text:p text:style-name="Standard"><text:s text:c="8"/>c_i.append(c_i_)</text:p>
      <text:p text:style-name="Standard"><text:s text:c="4"/>u_0 = 0</text:p>
      <text:p text:style-name="Standard"><text:s text:c="4"/>u_1=h</text:p>
      <text:p text:style-name="Standard"><text:s text:c="4"/>u.append(u_0);u.append(u_1)</text:p>
      <text:p text:style-name="Standard"><text:s text:c="4"/>for i in range(2,len(x)):</text:p>
      <text:p text:style-name="Standard"><text:s text:c="8"/>u_ = (1/c_i[i])*(((12-10*c_i[i-1])*u[i-1])-c_i[i-2]*u[i-2])</text:p>
      <text:p text:style-name="Standard"><text:s text:c="8"/>u.append(u_)</text:p>
      <text:p text:style-name="Standard"><text:s text:c="4"/>return u, <text:s/>x</text:p>
      <text:p text:style-name="Standard"/>
      <text:p text:style-name="Standard">def e_range(u,n_node,E_min,E_max) :</text:p>
      <text:p text:style-name="Standard"><text:s text:c="4"/>I = []</text:p>
      <text:p text:style-name="Standard"><text:s text:c="4"/>E = (E_min+E_max)/2</text:p>
      <text:p text:style-name="Standard"><text:s text:c="4"/>for i in range(len(u)):</text:p>
      <text:p text:style-name="Standard"><text:s text:c="8"/>if (u[i-1]*u[i]) &lt; 0:</text:p>
      <text:p text:style-name="Standard"><text:s text:c="11"/>I.append(i)</text:p>
      <text:p text:style-name="Standard"><text:s text:c="4"/>N_node = len(I)</text:p>
      <text:p text:style-name="Standard"><text:soft-page-break/><text:s text:c="4"/>if N_node &gt; int(n_node):</text:p>
      <text:p text:style-name="Standard"><text:s text:c="7"/>E_max = E</text:p>
      <text:p text:style-name="Standard"><text:s text:c="4"/>else:</text:p>
      <text:p text:style-name="Standard"><text:s text:c="7"/>E_min = E</text:p>
      <text:p text:style-name="Standard"><text:s text:c="4"/>return len(I),E_min,E_max</text:p>
      <text:p text:style-name="Standard"/>
      <text:p text:style-name="Standard">def E(n_node,E_min,E_max,tol):</text:p>
      <text:p text:style-name="Standard"><text:s text:c="4"/>for i in range(1000): <text:s text:c="7"/></text:p>
      <text:p text:style-name="Standard"><text:s text:c="8"/>p=numerov(x,E_min, E_max <text:s/>)</text:p>
      <text:p text:style-name="Standard"><text:s text:c="8"/>p1=numerov_(x1,E_min, E_max)</text:p>
      <text:p text:style-name="Standard"><text:s text:c="8"/>U_, U_back_ = matching(p,p1,x,x1)</text:p>
      <text:p text:style-name="Standard"><text:s text:c="8"/>U = U_[:-1]</text:p>
      <text:p text:style-name="Standard"><text:s text:c="8"/>U_back = U_back_[::-1]</text:p>
      <text:p text:style-name="Standard"><text:s text:c="8"/>for i in U_back:</text:p>
      <text:p text:style-name="Standard"><text:s text:c="12"/>U.append(i)</text:p>
      <text:p text:style-name="Standard"><text:s text:c="8"/>u_norm=U/np.sqrt(integrate.simps(np.power(U,2),np.linspace(xi_1,xf_2,len(U))))</text:p>
      <text:p text:style-name="Standard"><text:s text:c="8"/>I ,E_min_new,E_max_new = e_range(u_norm,n_node,E_min,E_max)</text:p>
      <text:p text:style-name="Standard"><text:s text:c="8"/>if abs(E_max_new - E_min_new)&lt;tol:</text:p>
      <text:p text:style-name="Standard"><text:s text:c="12"/>break</text:p>
      <text:p text:style-name="Standard"><text:s text:c="8"/>else:</text:p>
      <text:p text:style-name="Standard"><text:s text:c="11"/>E_min = E_min_new</text:p>
      <text:p text:style-name="Standard"><text:s text:c="11"/>E_max = E_max_new</text:p>
      <text:p text:style-name="Standard"><text:s text:c="4"/>return E_min_new,E_max_new,U</text:p>
      <text:p text:style-name="Standard"/>
      <text:p text:style-name="Standard">def combine(list1, list2):</text:p>
      <text:p text:style-name="Standard"><text:s text:c="4"/>list1_ = np.delete(list1, len(list1)-1)</text:p>
      <text:p text:style-name="Standard"><text:s text:c="4"/>result_list = []</text:p>
      <text:p text:style-name="Standard"><text:s text:c="4"/>result_list = list(list1_) </text:p>
      <text:p text:style-name="Standard"><text:s text:c="4"/>for item in list2:</text:p>
      <text:p text:style-name="Standard"><text:s text:c="8"/>result_list.append(item)</text:p>
      <text:p text:style-name="Standard"><text:s text:c="4"/>return result_list</text:p>
      <text:p text:style-name="Standard"/>
      <text:p text:style-name="Standard"/>
      <text:p text:style-name="Standard">def parity(n_node,E_min,E_max,tol):</text:p>
      <text:p text:style-name="Standard"><text:s text:c="4"/>p = E(n_node,E_min,E_max,tol)</text:p>
      <text:p text:style-name="Standard"><text:s text:c="4"/>t = p[2][::-1]</text:p>
      <text:p text:style-name="Standard"><text:s text:c="4"/># t_1 = p[2][::-1]</text:p>
      <text:p text:style-name="Standard"><text:s text:c="4"/>array = [];array_1=[]</text:p>
      <text:p text:style-name="Standard"><text:s/></text:p>
      <text:p text:style-name="Standard"><text:s text:c="4"/>if n_node%2 != 0:</text:p>
      <text:p text:style-name="Standard"><text:s text:c="8"/># array_1 = combine((np.multiply(-1,t_1)),p[2])</text:p>
      <text:p text:style-name="Standard"><text:s text:c="8"/>array = combine((np.multiply(-1,t)),p[2])</text:p>
      <text:p text:style-name="Standard"><text:s text:c="8"/>array_1 = combine((np.multiply(-1,t)),p[2])</text:p>
      <text:p text:style-name="Standard"><text:s text:c="4"/>elif n_node%2 == 0:</text:p>
      <text:p text:style-name="Standard"><text:s text:c="8"/># array_1 = combine(t_1, p[2]) <text:s text:c="7"/></text:p>
      <text:p text:style-name="Standard"><text:s text:c="8"/>array = combine(t, p[2])</text:p>
      <text:p text:style-name="Standard"><text:s text:c="4"/>return array, array</text:p>
      <text:p text:style-name="Standard">def cl_trn_pts(xf_1,N,n_node):</text:p>
      <text:p text:style-name="Standard"><text:s text:c="4"/>x = np.linspace(0,xf_1,N+1)</text:p>
      <text:p text:style-name="Standard"><text:s text:c="4"/>index=0;xf_=0</text:p>
      <text:p text:style-name="Standard"><text:s text:c="4"/>for i in x:</text:p>
      <text:p text:style-name="Standard"><text:s text:c="8"/>index+=1</text:p>
      <text:p text:style-name="Standard"><text:soft-page-break/><text:s text:c="8"/>if round(i,2) == round(np.sqrt(2*n_node+1),2):</text:p>
      <text:p text:style-name="Standard"><text:s text:c="12"/>xf_ = i</text:p>
      <text:p text:style-name="Standard"><text:s/></text:p>
      <text:p text:style-name="Standard"><text:s text:c="12"/>break</text:p>
      <text:p text:style-name="Standard"><text:s text:c="8"/>x_for,x_back=x[:index+1],x[index:]</text:p>
      <text:p text:style-name="Standard"><text:s text:c="4"/>return xf_,index,x_for,x_back[::-1]</text:p>
      <text:p text:style-name="Standard"/>
      <text:p text:style-name="Standard">def matching(p,p1,x,x1):</text:p>
      <text:p text:style-name="Standard"><text:s text:c="4"/>rescale_fac = p[0][-1]/p1[0][-1]</text:p>
      <text:p text:style-name="Standard"><text:s text:c="4"/>p2=[]</text:p>
      <text:p text:style-name="Standard"><text:s text:c="4"/>for i in p1[0]:</text:p>
      <text:p text:style-name="Standard"><text:s text:c="8"/>p2.append(i*rescale_fac)</text:p>
      <text:p text:style-name="Standard"><text:s text:c="4"/>return p[0], p2</text:p>
      <text:p text:style-name="Standard"/>
      <text:p text:style-name="Standard">def E_range(p1,p2,x,x1,E_min,E_max) :</text:p>
      <text:p text:style-name="Standard"><text:s text:c="4"/>E = (E_min+E_max)/2</text:p>
      <text:p text:style-name="Standard"><text:s text:c="4"/>if phi(E) &gt; 0:</text:p>
      <text:p text:style-name="Standard"><text:s text:c="8"/>E_max = E</text:p>
      <text:p text:style-name="Standard"><text:s text:c="4"/>else:</text:p>
      <text:p text:style-name="Standard"><text:s text:c="8"/>E_min = E</text:p>
      <text:p text:style-name="Standard"><text:s text:c="4"/>return E_min,E_max</text:p>
      <text:p text:style-name="Standard"/>
      <text:p text:style-name="Standard">def phi(E):</text:p>
      <text:p text:style-name="Standard"><text:s text:c="4"/>array, array1 = parity(n_node,E,E_max,tol)</text:p>
      <text:p text:style-name="Standard"><text:s text:c="4"/>u_norm=array/np.sqrt(integrate.simps(np.power(array,2),np.linspace(-xf_2,xf_2,len(array))))</text:p>
      <text:p text:style-name="Standard"><text:s text:c="4"/>c_i=[]</text:p>
      <text:p text:style-name="Standard"><text:s text:c="4"/>h = x[1]-x[0]</text:p>
      <text:p text:style-name="Standard"><text:s text:c="4"/>Alpha = 2*(((-x**2)/2)+E)</text:p>
      <text:p text:style-name="Standard"><text:s text:c="4"/>ddx_12 = (h**2)/12</text:p>
      <text:p text:style-name="Standard"><text:s text:c="4"/>for i in range(0,len(x)):</text:p>
      <text:p text:style-name="Standard"><text:s text:c="8"/>c_i_ = 1 + np.multiply(ddx_12,Alpha[i])</text:p>
      <text:p text:style-name="Standard"><text:s text:c="8"/>c_i.append(c_i_)</text:p>
      <text:p text:style-name="Standard"><text:s text:c="4"/>t= int(len(u_norm)/2)</text:p>
      <text:p text:style-name="Standard"><text:s text:c="4"/>p=len(x)</text:p>
      <text:p text:style-name="Standard"><text:s text:c="4"/>G = (1/h)*(u_norm[t+p+1]+u_norm[t+p-1]-((12*c_i[-1])-10)*u_norm[t+p])</text:p>
      <text:p text:style-name="Standard"><text:s text:c="4"/>return abs(G)</text:p>
      <text:p text:style-name="Standard"/>
      <text:p text:style-name="Standard">def match_der(p1,p2,x,x1,E_min,E_max,tol):</text:p>
      <text:p text:style-name="Standard"><text:s text:c="4"/>E_min_new,E_max_new,U=E(n_node,E_min,E_max,tol)</text:p>
      <text:p text:style-name="Standard"><text:s text:c="4"/>root = fsolve(phi,E_min_new,xtol=1e-10)</text:p>
      <text:p text:style-name="Standard"><text:s text:c="4"/>return root[0]</text:p>
      <text:p text:style-name="Standard"/>
      <text:p text:style-name="Standard"/>
      <text:p text:style-name="Standard">'''-----------------------------------------------------------------------------------------'''</text:p>
      <text:p text:style-name="Standard">num_eig_val=[];n=[];anal_eig_val=[]</text:p>
      <text:p text:style-name="Standard">for i in range(0,6):</text:p>
      <text:p text:style-name="Standard"><text:s text:c="4"/>n_node=i</text:p>
      <text:p text:style-name="Standard"><text:s text:c="4"/>xf_1_=10;N=1000;E_max=n_node+0.5;E_min=0;tol=0.4</text:p>
      <text:p text:style-name="Standard"><text:s text:c="4"/>if n_node %2 ==0:</text:p>
      <text:p text:style-name="Standard"><text:s text:c="8"/>u_0 = 1</text:p>
      <text:p text:style-name="Standard"><text:s text:c="8"/>u_prime=0</text:p>
      <text:p text:style-name="Standard"><text:s text:c="4"/>else:</text:p>
      <text:p text:style-name="Standard"><text:soft-page-break/><text:s text:c="8"/>u_0 = 0</text:p>
      <text:p text:style-name="Standard"><text:s text:c="8"/>u_prime = 1</text:p>
      <text:p text:style-name="Standard"/>
      <text:p text:style-name="Standard"><text:s text:c="4"/>xf_,index,x,x1 = cl_trn_pts(xf_1_,N,n_node)</text:p>
      <text:p text:style-name="Standard"><text:s text:c="4"/>xi_1=0;xf_1=xf_;xi_2=xf_1_;xf_2=xf_</text:p>
      <text:p text:style-name="Standard"><text:s text:c="4"/>p=numerov(x,E_min, E_max <text:s/>)</text:p>
      <text:p text:style-name="Standard"><text:s text:c="4"/>p1=numerov_(x1,E_min, E_max)</text:p>
      <text:p text:style-name="Standard"><text:s text:c="4"/>p1,p2=matching(p,p1,x,x1) <text:s text:c="3"/></text:p>
      <text:p text:style-name="Standard"><text:s text:c="4"/>num_eig_val_ = match_der(p1,p2,x,x1,E_min,E_max,tol)</text:p>
      <text:p text:style-name="Standard"><text:s text:c="4"/>num_eig_val.append(num_eig_val_)</text:p>
      <text:p text:style-name="Standard"><text:s text:c="4"/>n.append(i)</text:p>
      <text:p text:style-name="Standard"><text:s text:c="4"/>anal_eig_val.append(i+0.5)</text:p>
      <text:p text:style-name="Standard">print("Table for Eigen Values for xmax = 10")</text:p>
      <text:p text:style-name="Standard">data = {</text:p>
      <text:p text:style-name="Standard"><text:s text:c="4"/>"N":n,</text:p>
      <text:p text:style-name="Standard"><text:s text:c="4"/>"Numerical Eigen Value":num_eig_val,</text:p>
      <text:p text:style-name="Standard"><text:s text:c="4"/>"Analytical Eigen Value":anal_eig_val,</text:p>
      <text:p text:style-name="Standard">}</text:p>
      <text:p text:style-name="Standard">print(pd.DataFrame(data))</text:p>
      <text:p text:style-name="Standard"/>
      <text:p text:style-name="Standard">'''------------------------------------------------------------'''</text:p>
      <text:p text:style-name="Standard">num_eig_val=[];n=[];anal_eig_val=[]</text:p>
      <text:p text:style-name="Standard">for i in range(0,2):</text:p>
      <text:p text:style-name="Standard"><text:s text:c="4"/>n_node=i</text:p>
      <text:p text:style-name="Standard"><text:s text:c="4"/>xf_1_=2;N=1000;E_max=n_node+0.5;E_min=0;tol=0.4</text:p>
      <text:p text:style-name="Standard"><text:s text:c="4"/>if n_node %2 ==0:</text:p>
      <text:p text:style-name="Standard"><text:s text:c="8"/>u_0 = 1</text:p>
      <text:p text:style-name="Standard"><text:s text:c="8"/>u_prime=0</text:p>
      <text:p text:style-name="Standard"><text:s text:c="4"/>else:</text:p>
      <text:p text:style-name="Standard"><text:s text:c="8"/>u_0 = 0</text:p>
      <text:p text:style-name="Standard"><text:s text:c="8"/>u_prime = 1</text:p>
      <text:p text:style-name="Standard"/>
      <text:p text:style-name="Standard"><text:s text:c="4"/>xf_,index,x,x1 = cl_trn_pts(xf_1_,N,n_node)</text:p>
      <text:p text:style-name="Standard"><text:s text:c="4"/>xi_1=0;xf_1=xf_;xi_2=xf_1_;xf_2=xf_</text:p>
      <text:p text:style-name="Standard"><text:s text:c="4"/>p=numerov(x,E_min, E_max <text:s/>)</text:p>
      <text:p text:style-name="Standard"><text:s text:c="4"/>p1=numerov_(x1,E_min, E_max)</text:p>
      <text:p text:style-name="Standard"><text:s text:c="4"/>p1,p2=matching(p,p1,x,x1) <text:s text:c="3"/></text:p>
      <text:p text:style-name="Standard"><text:s text:c="4"/>num_eig_val_ = match_der(p1,p2,x,x1,E_min,E_max,tol)</text:p>
      <text:p text:style-name="Standard"><text:s text:c="4"/>num_eig_val.append(num_eig_val_)</text:p>
      <text:p text:style-name="Standard"><text:s text:c="4"/>n.append(i)</text:p>
      <text:p text:style-name="Standard"><text:s text:c="4"/>anal_eig_val.append(i+0.5)</text:p>
      <text:p text:style-name="Standard">print("Table for Eigen Values for xmax = 2")</text:p>
      <text:p text:style-name="Standard">data = {</text:p>
      <text:p text:style-name="Standard"><text:s text:c="4"/>"N":n,</text:p>
      <text:p text:style-name="Standard"><text:s text:c="4"/>"Numerical Eigen Value":num_eig_val,</text:p>
      <text:p text:style-name="Standard"><text:s text:c="4"/>"Analytical Eigen Value":anal_eig_val,</text:p>
      <text:p text:style-name="Standard">}</text:p>
      <text:p text:style-name="Standard">print(pd.DataFrame(data)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9:11:59.549332093</meta:creation-date>
    <dc:date>2022-11-16T19:13:16.350109243</dc:date>
    <meta:editing-duration>PT1M17S</meta:editing-duration>
    <meta:editing-cycles>1</meta:editing-cycles>
    <meta:document-statistic meta:table-count="0" meta:image-count="0" meta:object-count="0" meta:page-count="4" meta:paragraph-count="188" meta:word-count="479" meta:character-count="5349" meta:non-whitespace-character-count="4171"/>
    <meta:generator>LibreOffice/6.4.7.2$Linux_X86_64 LibreOffice_project/40$Build-2</meta:generator>
  </office:meta>
</office:document-meta>
</file>